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73.56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Nien</text:p>
          </table:table-cell>
          <table:table-cell/>
          <table:table-cell table:style-name="ce1" office:value-type="string" calcext:value-type="string">
            <text:p>Han – Luke</text:p>
          </table:table-cell>
          <table:table-cell office:value-type="string" calcext:value-type="string">
            <text:p>Han – Luke sq</text:p>
          </table:table-cell>
          <table:table-cell table:style-name="ce1" office:value-type="string" calcext:value-type="string">
            <text:p>Luke – Nien</text:p>
          </table:table-cell>
          <table:table-cell office:value-type="string" calcext:value-type="string">
            <text:p>Luke – Nien sq</text:p>
          </table:table-cell>
          <table:table-cell table:style-name="ce1" office:value-type="string" calcext:value-type="string">
            <text:p>Nien – Han</text:p>
          </table:table-cell>
          <table:table-cell office:value-type="string" calcext:value-type="string">
            <text:p>Nien – Han s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.704" calcext:value-type="float">
            <text:p>92.704</text:p>
          </table:table-cell>
          <table:table-cell office:value-type="float" office:value="93.44" calcext:value-type="float">
            <text:p>93.44</text:p>
          </table:table-cell>
          <table:table-cell office:value-type="float" office:value="93.866" calcext:value-type="float">
            <text:p>93.866</text:p>
          </table:table-cell>
          <table:table-cell/>
          <table:table-cell table:formula="of:=[.B2]-[.C2]" office:value-type="float" office:value="-0.736000000000004" calcext:value-type="float">
            <text:p>-0.736</text:p>
          </table:table-cell>
          <table:table-cell table:formula="of:=[.F2]*[.F2]" office:value-type="float" office:value="0.541696000000006" calcext:value-type="float">
            <text:p>0.541696</text:p>
          </table:table-cell>
          <table:table-cell table:formula="of:=[.C2]-[.D2]" office:value-type="float" office:value="-0.426000000000002" calcext:value-type="float">
            <text:p>-0.426</text:p>
          </table:table-cell>
          <table:table-cell table:formula="of:=[.H2]*[.H2]" office:value-type="float" office:value="0.181476000000002" calcext:value-type="float">
            <text:p>0.181476</text:p>
          </table:table-cell>
          <table:table-cell table:formula="of:=[.D2]-[.B2]" office:value-type="float" office:value="1.16200000000001" calcext:value-type="float">
            <text:p>1.162</text:p>
          </table:table-cell>
          <table:table-cell table:formula="of:=[.J2]*[.J2]" office:value-type="float" office:value="1.35024400000001" calcext:value-type="float">
            <text:p>1.350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.8" calcext:value-type="float">
            <text:p>92.8</text:p>
          </table:table-cell>
          <table:table-cell office:value-type="float" office:value="93.266" calcext:value-type="float">
            <text:p>93.266</text:p>
          </table:table-cell>
          <table:table-cell office:value-type="float" office:value="92.7" calcext:value-type="float">
            <text:p>92.7</text:p>
          </table:table-cell>
          <table:table-cell/>
          <table:table-cell table:formula="of:=[.B3]-[.C3]" office:value-type="float" office:value="-0.466000000000008" calcext:value-type="float">
            <text:p>-0.466</text:p>
          </table:table-cell>
          <table:table-cell table:formula="of:=[.F3]*[.F3]" office:value-type="float" office:value="0.217156000000008" calcext:value-type="float">
            <text:p>0.217156</text:p>
          </table:table-cell>
          <table:table-cell table:formula="of:=[.C3]-[.D3]" office:value-type="float" office:value="0.566000000000003" calcext:value-type="float">
            <text:p>0.566</text:p>
          </table:table-cell>
          <table:table-cell table:formula="of:=[.H3]*[.H3]" office:value-type="float" office:value="0.320356000000003" calcext:value-type="float">
            <text:p>0.320356</text:p>
          </table:table-cell>
          <table:table-cell table:formula="of:=[.D3]-[.B3]" office:value-type="float" office:value="-0.0999999999999943" calcext:value-type="float">
            <text:p>-0.1</text:p>
          </table:table-cell>
          <table:table-cell table:formula="of:=[.J3]*[.J3]" office:value-type="float" office:value="0.00999999999999886" calcext:value-type="float">
            <text:p>0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.757" calcext:value-type="float">
            <text:p>92.757</text:p>
          </table:table-cell>
          <table:table-cell office:value-type="float" office:value="93.231" calcext:value-type="float">
            <text:p>93.231</text:p>
          </table:table-cell>
          <table:table-cell office:value-type="float" office:value="92.987" calcext:value-type="float">
            <text:p>92.987</text:p>
          </table:table-cell>
          <table:table-cell/>
          <table:table-cell table:formula="of:=[.B4]-[.C4]" office:value-type="float" office:value="-0.47399999999999" calcext:value-type="float">
            <text:p>-0.474</text:p>
          </table:table-cell>
          <table:table-cell table:formula="of:=[.F4]*[.F4]" office:value-type="float" office:value="0.22467599999999" calcext:value-type="float">
            <text:p>0.224676</text:p>
          </table:table-cell>
          <table:table-cell table:formula="of:=[.C4]-[.D4]" office:value-type="float" office:value="0.244" calcext:value-type="float">
            <text:p>0.244</text:p>
          </table:table-cell>
          <table:table-cell table:formula="of:=[.H4]*[.H4]" office:value-type="float" office:value="0.0595359999999999" calcext:value-type="float">
            <text:p>0.059536</text:p>
          </table:table-cell>
          <table:table-cell table:formula="of:=[.D4]-[.B4]" office:value-type="float" office:value="0.22999999999999" calcext:value-type="float">
            <text:p>0.23</text:p>
          </table:table-cell>
          <table:table-cell table:formula="of:=[.J4]*[.J4]" office:value-type="float" office:value="0.0528999999999953" calcext:value-type="float">
            <text:p>0.05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.863" calcext:value-type="float">
            <text:p>93.863</text:p>
          </table:table-cell>
          <table:table-cell office:value-type="float" office:value="93.334" calcext:value-type="float">
            <text:p>93.334</text:p>
          </table:table-cell>
          <table:table-cell office:value-type="float" office:value="93.152" calcext:value-type="float">
            <text:p>93.152</text:p>
          </table:table-cell>
          <table:table-cell/>
          <table:table-cell table:formula="of:=[.B5]-[.C5]" office:value-type="float" office:value="0.528999999999996" calcext:value-type="float">
            <text:p>0.529</text:p>
          </table:table-cell>
          <table:table-cell table:formula="of:=[.F5]*[.F5]" office:value-type="float" office:value="0.279840999999996" calcext:value-type="float">
            <text:p>0.279841</text:p>
          </table:table-cell>
          <table:table-cell table:formula="of:=[.C5]-[.D5]" office:value-type="float" office:value="0.182000000000002" calcext:value-type="float">
            <text:p>0.182</text:p>
          </table:table-cell>
          <table:table-cell table:formula="of:=[.H5]*[.H5]" office:value-type="float" office:value="0.0331240000000008" calcext:value-type="float">
            <text:p>0.033124</text:p>
          </table:table-cell>
          <table:table-cell table:formula="of:=[.D5]-[.B5]" office:value-type="float" office:value="-0.710999999999999" calcext:value-type="float">
            <text:p>-0.711</text:p>
          </table:table-cell>
          <table:table-cell table:formula="of:=[.J5]*[.J5]" office:value-type="float" office:value="0.505520999999998" calcext:value-type="float">
            <text:p>0.5055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.001" calcext:value-type="float">
            <text:p>93.001</text:p>
          </table:table-cell>
          <table:table-cell office:value-type="float" office:value="93.449" calcext:value-type="float">
            <text:p>93.449</text:p>
          </table:table-cell>
          <table:table-cell office:value-type="float" office:value="93.307" calcext:value-type="float">
            <text:p>93.307</text:p>
          </table:table-cell>
          <table:table-cell/>
          <table:table-cell table:formula="of:=[.B6]-[.C6]" office:value-type="float" office:value="-0.447999999999993" calcext:value-type="float">
            <text:p>-0.448</text:p>
          </table:table-cell>
          <table:table-cell table:formula="of:=[.F6]*[.F6]" office:value-type="float" office:value="0.200703999999994" calcext:value-type="float">
            <text:p>0.200704</text:p>
          </table:table-cell>
          <table:table-cell table:formula="of:=[.C6]-[.D6]" office:value-type="float" office:value="0.141999999999996" calcext:value-type="float">
            <text:p>0.142</text:p>
          </table:table-cell>
          <table:table-cell table:formula="of:=[.H6]*[.H6]" office:value-type="float" office:value="0.0201639999999988" calcext:value-type="float">
            <text:p>0.020164</text:p>
          </table:table-cell>
          <table:table-cell table:formula="of:=[.D6]-[.B6]" office:value-type="float" office:value="0.305999999999997" calcext:value-type="float">
            <text:p>0.306</text:p>
          </table:table-cell>
          <table:table-cell table:formula="of:=[.J6]*[.J6]" office:value-type="float" office:value="0.0936359999999984" calcext:value-type="float">
            <text:p>0.0936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.026" calcext:value-type="float">
            <text:p>93.026</text:p>
          </table:table-cell>
          <table:table-cell office:value-type="float" office:value="93.468" calcext:value-type="float">
            <text:p>93.468</text:p>
          </table:table-cell>
          <table:table-cell office:value-type="float" office:value="94.237" calcext:value-type="float">
            <text:p>94.237</text:p>
          </table:table-cell>
          <table:table-cell/>
          <table:table-cell table:formula="of:=[.B7]-[.C7]" office:value-type="float" office:value="-0.442000000000007" calcext:value-type="float">
            <text:p>-0.442</text:p>
          </table:table-cell>
          <table:table-cell table:formula="of:=[.F7]*[.F7]" office:value-type="float" office:value="0.195364000000006" calcext:value-type="float">
            <text:p>0.195364</text:p>
          </table:table-cell>
          <table:table-cell table:formula="of:=[.C7]-[.D7]" office:value-type="float" office:value="-0.768999999999991" calcext:value-type="float">
            <text:p>-0.769</text:p>
          </table:table-cell>
          <table:table-cell table:formula="of:=[.H7]*[.H7]" office:value-type="float" office:value="0.591360999999987" calcext:value-type="float">
            <text:p>0.591361</text:p>
          </table:table-cell>
          <table:table-cell table:formula="of:=[.D7]-[.B7]" office:value-type="float" office:value="1.211" calcext:value-type="float">
            <text:p>1.211</text:p>
          </table:table-cell>
          <table:table-cell table:formula="of:=[.J7]*[.J7]" office:value-type="float" office:value="1.466521" calcext:value-type="float">
            <text:p>1.4665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.052" calcext:value-type="float">
            <text:p>93.052</text:p>
          </table:table-cell>
          <table:table-cell office:value-type="float" office:value="93.425" calcext:value-type="float">
            <text:p>93.425</text:p>
          </table:table-cell>
          <table:table-cell office:value-type="float" office:value="93.771" calcext:value-type="float">
            <text:p>93.771</text:p>
          </table:table-cell>
          <table:table-cell/>
          <table:table-cell table:formula="of:=[.B8]-[.C8]" office:value-type="float" office:value="-0.37299999999999" calcext:value-type="float">
            <text:p>-0.373</text:p>
          </table:table-cell>
          <table:table-cell table:formula="of:=[.F8]*[.F8]" office:value-type="float" office:value="0.139128999999993" calcext:value-type="float">
            <text:p>0.139129</text:p>
          </table:table-cell>
          <table:table-cell table:formula="of:=[.C8]-[.D8]" office:value-type="float" office:value="-0.346000000000004" calcext:value-type="float">
            <text:p>-0.346</text:p>
          </table:table-cell>
          <table:table-cell table:formula="of:=[.H8]*[.H8]" office:value-type="float" office:value="0.119716000000003" calcext:value-type="float">
            <text:p>0.119716</text:p>
          </table:table-cell>
          <table:table-cell table:formula="of:=[.D8]-[.B8]" office:value-type="float" office:value="0.718999999999994" calcext:value-type="float">
            <text:p>0.719</text:p>
          </table:table-cell>
          <table:table-cell table:formula="of:=[.J8]*[.J8]" office:value-type="float" office:value="0.516960999999991" calcext:value-type="float">
            <text:p>0.5169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.185" calcext:value-type="float">
            <text:p>93.185</text:p>
          </table:table-cell>
          <table:table-cell office:value-type="float" office:value="93.367" calcext:value-type="float">
            <text:p>93.367</text:p>
          </table:table-cell>
          <table:table-cell office:value-type="float" office:value="93.441" calcext:value-type="float">
            <text:p>93.441</text:p>
          </table:table-cell>
          <table:table-cell/>
          <table:table-cell table:formula="of:=[.B9]-[.C9]" office:value-type="float" office:value="-0.182000000000002" calcext:value-type="float">
            <text:p>-0.182</text:p>
          </table:table-cell>
          <table:table-cell table:formula="of:=[.F9]*[.F9]" office:value-type="float" office:value="0.0331240000000008" calcext:value-type="float">
            <text:p>0.033124</text:p>
          </table:table-cell>
          <table:table-cell table:formula="of:=[.C9]-[.D9]" office:value-type="float" office:value="-0.0739999999999981" calcext:value-type="float">
            <text:p>-0.074</text:p>
          </table:table-cell>
          <table:table-cell table:formula="of:=[.H9]*[.H9]" office:value-type="float" office:value="0.00547599999999971" calcext:value-type="float">
            <text:p>0.005476</text:p>
          </table:table-cell>
          <table:table-cell table:formula="of:=[.D9]-[.B9]" office:value-type="float" office:value="0.256" calcext:value-type="float">
            <text:p>0.256</text:p>
          </table:table-cell>
          <table:table-cell table:formula="of:=[.J9]*[.J9]" office:value-type="float" office:value="0.0655360000000001" calcext:value-type="float">
            <text:p>0.0655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.309" calcext:value-type="float">
            <text:p>93.309</text:p>
          </table:table-cell>
          <table:table-cell office:value-type="float" office:value="93.475" calcext:value-type="float">
            <text:p>93.475</text:p>
          </table:table-cell>
          <table:table-cell office:value-type="float" office:value="93.125" calcext:value-type="float">
            <text:p>93.125</text:p>
          </table:table-cell>
          <table:table-cell/>
          <table:table-cell table:formula="of:=[.B10]-[.C10]" office:value-type="float" office:value="-0.165999999999997" calcext:value-type="float">
            <text:p>-0.166</text:p>
          </table:table-cell>
          <table:table-cell table:formula="of:=[.F10]*[.F10]" office:value-type="float" office:value="0.0275559999999989" calcext:value-type="float">
            <text:p>0.027556</text:p>
          </table:table-cell>
          <table:table-cell table:formula="of:=[.C10]-[.D10]" office:value-type="float" office:value="0.349999999999994" calcext:value-type="float">
            <text:p>0.35</text:p>
          </table:table-cell>
          <table:table-cell table:formula="of:=[.H10]*[.H10]" office:value-type="float" office:value="0.122499999999996" calcext:value-type="float">
            <text:p>0.1225</text:p>
          </table:table-cell>
          <table:table-cell table:formula="of:=[.D10]-[.B10]" office:value-type="float" office:value="-0.183999999999998" calcext:value-type="float">
            <text:p>-0.184</text:p>
          </table:table-cell>
          <table:table-cell table:formula="of:=[.J10]*[.J10]" office:value-type="float" office:value="0.0338559999999991" calcext:value-type="float">
            <text:p>0.0338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.857" calcext:value-type="float">
            <text:p>93.857</text:p>
          </table:table-cell>
          <table:table-cell office:value-type="float" office:value="93.9" calcext:value-type="float">
            <text:p>93.9</text:p>
          </table:table-cell>
          <table:table-cell office:value-type="float" office:value="94.698" calcext:value-type="float">
            <text:p>94.698</text:p>
          </table:table-cell>
          <table:table-cell/>
          <table:table-cell table:formula="of:=[.B11]-[.C11]" office:value-type="float" office:value="-0.0430000000000064" calcext:value-type="float">
            <text:p>-0.043</text:p>
          </table:table-cell>
          <table:table-cell table:formula="of:=[.F11]*[.F11]" office:value-type="float" office:value="0.00184900000000055" calcext:value-type="float">
            <text:p>0.001849</text:p>
          </table:table-cell>
          <table:table-cell table:formula="of:=[.C11]-[.D11]" office:value-type="float" office:value="-0.797999999999988" calcext:value-type="float">
            <text:p>-0.798</text:p>
          </table:table-cell>
          <table:table-cell table:formula="of:=[.H11]*[.H11]" office:value-type="float" office:value="0.63680399999998" calcext:value-type="float">
            <text:p>0.636804</text:p>
          </table:table-cell>
          <table:table-cell table:formula="of:=[.D11]-[.B11]" office:value-type="float" office:value="0.840999999999994" calcext:value-type="float">
            <text:p>0.841</text:p>
          </table:table-cell>
          <table:table-cell table:formula="of:=[.J11]*[.J11]" office:value-type="float" office:value="0.70728099999999" calcext:value-type="float">
            <text:p>0.707281</text:p>
          </table:table-cell>
        </table:table-row>
        <table:table-row table:style-name="ro1">
          <table:table-cell table:number-columns-repeated="5"/>
          <table:table-cell table:style-name="ce1" table:formula="of:=SUM([.F2:.F11])" office:value-type="float" office:value="-2.801" calcext:value-type="float">
            <text:p>-2.801</text:p>
          </table:table-cell>
          <table:table-cell table:style-name="ce1" table:formula="of:=SUM([.G2:.G11])" office:value-type="float" office:value="1.86109499999999" calcext:value-type="float">
            <text:p>1.861095</text:p>
          </table:table-cell>
          <table:table-cell table:style-name="ce1" table:formula="of:=SUM([.H2:.H11])" office:value-type="float" office:value="-0.928999999999988" calcext:value-type="float">
            <text:p>-0.929</text:p>
          </table:table-cell>
          <table:table-cell table:style-name="ce1" table:formula="of:=SUM([.I2:.I11])" office:value-type="float" office:value="2.09051299999997" calcext:value-type="float">
            <text:p>2.090513</text:p>
          </table:table-cell>
          <table:table-cell table:style-name="ce1" table:formula="of:=SUM([.J2:.J11])" office:value-type="float" office:value="3.72999999999999" calcext:value-type="float">
            <text:p>3.73</text:p>
          </table:table-cell>
          <table:table-cell table:style-name="ce1" table:formula="of:=SUM([.K2:.K11])" office:value-type="float" office:value="4.80245599999998" calcext:value-type="float">
            <text:p>4.802456</text:p>
          </table:table-cell>
        </table:table-row>
        <table:table-row table:style-name="ro1">
          <table:table-cell office:value-type="string" calcext:value-type="string">
            <text:p>Mean Han</text:p>
          </table:table-cell>
          <table:table-cell table:formula="of:=AVERAGE([.B2:.B11])" office:value-type="float" office:value="93.1554" calcext:value-type="float">
            <text:p>93.1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an Luke</text:p>
          </table:table-cell>
          <table:table-cell table:formula="of:=AVERAGE([.C2:.C11])" office:value-type="float" office:value="93.4355" calcext:value-type="float">
            <text:p>93.43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an Nien</text:p>
          </table:table-cell>
          <table:table-cell table:formula="of:=AVERAGE([.D2:.D11])" office:value-type="float" office:value="93.5284" calcext:value-type="float">
            <text:p>93.5284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string" calcext:value-type="string">
            <text:p>sigma dach d</text:p>
          </table:table-cell>
          <table:table-cell table:style-name="ce1"/>
          <table:table-cell table:style-name="ce1" office:value-type="string" calcext:value-type="string">
            <text:p>sigma dach d</text:p>
          </table:table-cell>
          <table:table-cell table:style-name="ce1"/>
          <table:table-cell table:style-name="ce1" office:value-type="string" calcext:value-type="string">
            <text:p>sigma dach d</text:p>
          </table:table-cell>
          <table:table-cell/>
        </table:table-row>
        <table:table-row table:style-name="ro1">
          <table:table-cell office:value-type="string" calcext:value-type="string">
            <text:p>Mean Han – Mean Luke</text:p>
          </table:table-cell>
          <table:table-cell table:formula="of:=[.B13] - [.B14]" office:value-type="float" office:value="-0.280100000000019" calcext:value-type="float">
            <text:p>-0.2801</text:p>
          </table:table-cell>
          <table:table-cell table:number-columns-repeated="3"/>
          <table:table-cell table:formula="of:=SQRT(([.G12] - [.F12]*[.F12]/10) / 9)" office:value-type="float" office:value="0.345853999382525" calcext:value-type="float">
            <text:p>0.3458539994</text:p>
          </table:table-cell>
          <table:table-cell/>
          <table:table-cell table:formula="of:=SQRT(([.I12] - [.H12]*[.H12]/10) / 9)" office:value-type="float" office:value="0.471900283722922" calcext:value-type="float">
            <text:p>0.4719002837</text:p>
          </table:table-cell>
          <table:table-cell/>
          <table:table-cell table:formula="of:=SQRT(([.K12] - [.J12]*[.J12]/10) / 9)" office:value-type="float" office:value="0.615644738826251" calcext:value-type="float">
            <text:p>0.6156447388</text:p>
          </table:table-cell>
          <table:table-cell/>
        </table:table-row>
        <table:table-row table:style-name="ro1">
          <table:table-cell office:value-type="string" calcext:value-type="string">
            <text:p>Mean Luke – Mean Nien</text:p>
          </table:table-cell>
          <table:table-cell table:formula="of:=[.B14]-[.B15]" office:value-type="float" office:value="-0.0929000000000002" calcext:value-type="float">
            <text:p>-0.0929</text:p>
          </table:table-cell>
          <table:table-cell table:number-columns-repeated="3"/>
          <table:table-cell table:style-name="ce1" office:value-type="string" calcext:value-type="string">
            <text:p>t obs</text:p>
          </table:table-cell>
          <table:table-cell table:style-name="ce1"/>
          <table:table-cell table:style-name="ce1" office:value-type="string" calcext:value-type="string">
            <text:p>t obs</text:p>
          </table:table-cell>
          <table:table-cell table:style-name="ce1"/>
          <table:table-cell table:style-name="ce1" office:value-type="string" calcext:value-type="string">
            <text:p>t obs</text:p>
          </table:table-cell>
          <table:table-cell/>
        </table:table-row>
        <table:table-row table:style-name="ro1">
          <table:table-cell office:value-type="string" calcext:value-type="string">
            <text:p>Mean Nien – Mean Luke</text:p>
          </table:table-cell>
          <table:table-cell table:formula="of:=[.B15]-[.B13]" office:value-type="float" office:value="0.373000000000019" calcext:value-type="float">
            <text:p>0.373</text:p>
          </table:table-cell>
          <table:table-cell table:number-columns-repeated="3"/>
          <table:table-cell table:formula="of:=[.B17]/([.F17]/SQRT(10))" office:value-type="float" office:value="-2.56106326425201" calcext:value-type="float">
            <text:p>-2.5610632643</text:p>
          </table:table-cell>
          <table:table-cell/>
          <table:table-cell table:formula="of:=[.B18]/([.H17]/SQRT(10))" office:value-type="float" office:value="-0.622537440138803" calcext:value-type="float">
            <text:p>-0.6225374401</text:p>
          </table:table-cell>
          <table:table-cell/>
          <table:table-cell table:formula="of:=[.B19]/([.J17]/SQRT(10))" office:value-type="float" office:value="1.9159256838476" calcext:value-type="float">
            <text:p>1.915925683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8:57:50.749750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8:31:19.065237118</meta:creation-date>
    <dc:date>2016-11-06T18:58:43.311233762</dc:date>
    <meta:editing-duration>PT4M34S</meta:editing-duration>
    <meta:editing-cycles>2</meta:editing-cycles>
    <meta:generator>LibreOffice/5.1.4.2$Linux_X86_64 LibreOffice_project/10m0$Build-2</meta:generator>
    <meta:document-statistic meta:table-count="1" meta:cell-count="140" meta:object-count="0"/>
  </office:meta>
</office:document-meta>
</file>